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65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2.401cm"/>
    </style:style>
    <style:style style:name="co9" style:family="table-column">
      <style:table-column-properties fo:break-before="auto" style:column-width="0.60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323cm"/>
    </style:style>
    <style:style style:name="co13" style:family="table-column">
      <style:table-column-properties fo:break-before="auto" style:column-width="2.969cm"/>
    </style:style>
    <style:style style:name="co14" style:family="table-column">
      <style:table-column-properties fo:break-before="auto" style:column-width="2.069cm"/>
    </style:style>
    <style:style style:name="co15" style:family="table-column">
      <style:table-column-properties fo:break-before="auto" style:column-width="1.042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0.979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071cm"/>
    </style:style>
    <style:style style:name="co20" style:family="table-column">
      <style:table-column-properties fo:break-before="auto" style:column-width="0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 style:data-style-name="N0"/>
    <style:style style:name="ce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em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Byte access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mory map RWU-RV64I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gister Width</text:p>
          </table:table-cell>
          <table:table-cell office:value-type="string" calcext:value-type="string">
            <text:p>reg_widt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: Address Width</text:p>
          </table:table-cell>
          <table:table-cell office:value-type="string" calcext:value-type="string">
            <text:p>daddr_widt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struction Width</text:p>
          </table:table-cell>
          <table:table-cell office:value-type="string" calcext:value-type="string">
            <text:p>instr_wid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struction: Address Width</text:p>
          </table:table-cell>
          <table:table-cell office:value-type="string" calcext:value-type="string">
            <text:p>iaddr_widt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: D-Mem Capacity</text:p>
          </table:table-cell>
          <table:table-cell table:style-name="ce1" office:value-type="string" calcext:value-type="string">
            <text:p>dmemdepth</text:p>
          </table:table-cell>
          <table:table-cell table:formula="of:=POWER(2;10)" office:value-type="float" office:value="1024" calcext:value-type="float">
            <text:p>1024</text:p>
          </table:table-cell>
          <table:table-cell office:value-type="string" calcext:value-type="string">
            <text:p>double words =</text:p>
          </table:table-cell>
          <table:table-cell table:formula="of:=[.C10]*8" office:value-type="float" office:value="8192" calcext:value-type="float">
            <text:p>8192</text:p>
          </table:table-cell>
          <table:table-cell office:value-type="string" calcext:value-type="string">
            <text:p>byt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: #address bits</text:p>
          </table:table-cell>
          <table:table-cell table:style-name="ce1" office:value-type="string" calcext:value-type="string">
            <text:p>dmem_addr_width</text:p>
          </table:table-cell>
          <table:table-cell table:formula="of:=LOG([.C10]*8;2)" office:value-type="float" office:value="13" calcext:value-type="float">
            <text:p>13</text:p>
          </table:table-cell>
          <table:table-cell office:value-type="string" calcext:value-type="string">
            <text:p>bit (byte addressable) =</text:p>
          </table:table-cell>
          <table:table-cell table:formula="of:=POWER(2;[.C11])" office:value-type="float" office:value="8192" calcext:value-type="float">
            <text:p>8192</text:p>
          </table:table-cell>
          <table:table-cell office:value-type="string" calcext:value-type="string">
            <text:p>byt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ruction: I-Mem Capacity</text:p>
          </table:table-cell>
          <table:table-cell table:style-name="ce1" office:value-type="string" calcext:value-type="string">
            <text:p>imemdepth</text:p>
          </table:table-cell>
          <table:table-cell table:formula="of:=POWER(2;13)" office:value-type="float" office:value="8192" calcext:value-type="float">
            <text:p>8192</text:p>
          </table:table-cell>
          <table:table-cell office:value-type="string" calcext:value-type="string">
            <text:p>Words =</text:p>
          </table:table-cell>
          <table:table-cell table:formula="of:=[.C12]*4" office:value-type="float" office:value="32768" calcext:value-type="float">
            <text:p>32768</text:p>
          </table:table-cell>
          <table:table-cell office:value-type="string" calcext:value-type="string">
            <text:p>byt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ruction: #address bits</text:p>
          </table:table-cell>
          <table:table-cell table:style-name="ce1" office:value-type="string" calcext:value-type="string">
            <text:p>imem_addr_width</text:p>
          </table:table-cell>
          <table:table-cell table:formula="of:=LOG([.C12]*4;2)" office:value-type="float" office:value="15" calcext:value-type="float">
            <text:p>15</text:p>
          </table:table-cell>
          <table:table-cell office:value-type="string" calcext:value-type="string">
            <text:p>bit (byte addressable) =</text:p>
          </table:table-cell>
          <table:table-cell table:formula="of:=POWER(2;[.C13])" office:value-type="float" office:value="32768" calcext:value-type="float">
            <text:p>32768</text:p>
          </table:table-cell>
          <table:table-cell office:value-type="string" calcext:value-type="string">
            <text:p>bytes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ouble access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PIO: Capacit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ouble words =</text:p>
          </table:table-cell>
          <table:table-cell table:formula="of:=[.C16]*8" office:value-type="float" office:value="96" calcext:value-type="float">
            <text:p>96</text:p>
          </table:table-cell>
          <table:table-cell office:value-type="string" calcext:value-type="string">
            <text:p>byt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PIO: #address bits</text:p>
          </table:table-cell>
          <table:table-cell table:style-name="ce1" office:value-type="string" calcext:value-type="string">
            <text:p>gpio_addr_width</text:p>
          </table:table-cell>
          <table:table-cell table:formula="of:=CEILING(LOG([.E16];2))" office:value-type="float" office:value="7" calcext:value-type="float">
            <text:p>7</text:p>
          </table:table-cell>
          <table:table-cell office:value-type="string" calcext:value-type="string">
            <text:p>b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SPI: Capacit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ouble words =</text:p>
          </table:table-cell>
          <table:table-cell table:formula="of:=[.C18]*8" office:value-type="float" office:value="96" calcext:value-type="float">
            <text:p>96</text:p>
          </table:table-cell>
          <table:table-cell office:value-type="string" calcext:value-type="string">
            <text:p>bytes</text:p>
          </table:table-cell>
          <table:table-cell table:number-columns-repeated="3"/>
          <table:table-cell office:value-type="string" calcext:value-type="string">
            <text:p>Data Memory</text:p>
          </table:table-cell>
          <table:table-cell table:number-columns-repeated="4"/>
          <table:table-cell office:value-type="string" calcext:value-type="string">
            <text:p>Instruction Mem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SPI: #address bits</text:p>
          </table:table-cell>
          <table:table-cell/>
          <table:table-cell table:formula="of:=CEILING(LOG([.E18];2))" office:value-type="float" office:value="7" calcext:value-type="float">
            <text:p>7</text:p>
          </table:table-cell>
          <table:table-cell office:value-type="string" calcext:value-type="string">
            <text:p>bit</text:p>
          </table:table-cell>
          <table:table-cell table:number-columns-repeated="5"/>
          <table:table-cell office:value-type="string" calcext:value-type="string">
            <text:p>D-Mem (hex):</text:p>
          </table:table-cell>
          <table:table-cell table:formula="of:=DEC2HEX(0;10)" office:value-type="string" office:string-value="0000000000" calcext:value-type="string">
            <text:p>0000000000</text:p>
          </table:table-cell>
          <table:table-cell office:value-type="string" calcext:value-type="string">
            <text:p>to</text:p>
          </table:table-cell>
          <table:table-cell table:formula="of:=DEC2HEX([.$E$10]-1;10)" office:value-type="string" office:string-value="0000001FFF" calcext:value-type="string">
            <text:p>0000001FFF</text:p>
          </table:table-cell>
          <table:table-cell/>
          <table:table-cell office:value-type="string" calcext:value-type="string">
            <text:p>I-Mem (hex):</text:p>
          </table:table-cell>
          <table:table-cell table:formula="of:=DEC2HEX(0;10)" office:value-type="string" office:string-value="0000000000" calcext:value-type="string">
            <text:p>0000000000</text:p>
          </table:table-cell>
          <table:table-cell office:value-type="string" calcext:value-type="string">
            <text:p>to</text:p>
          </table:table-cell>
          <table:table-cell table:formula="of:=DEC2HEX([.$E$12]-1;10)" office:value-type="string" office:string-value="0000007FFF" calcext:value-type="string">
            <text:p>0000007FFF</text:p>
          </table:table-cell>
        </table:table-row>
        <table:table-row table:style-name="ro1">
          <table:table-cell office:value-type="string" calcext:value-type="string">
            <text:p>CGU: Capacit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ouble words =</text:p>
          </table:table-cell>
          <table:table-cell table:formula="of:=[.C20]*8" office:value-type="float" office:value="96" calcext:value-type="float">
            <text:p>96</text:p>
          </table:table-cell>
          <table:table-cell office:value-type="string" calcext:value-type="string">
            <text:p>bytes</text:p>
          </table:table-cell>
          <table:table-cell table:number-columns-repeated="3"/>
          <table:table-cell office:value-type="string" calcext:value-type="string">
            <text:p>D-Mem (dez):</text:p>
          </table:table-cell>
          <table:table-cell table:formula="of:=HEX2DEC([.K19])" office:value-type="float" office:value="0" calcext:value-type="float">
            <text:p>0</text:p>
          </table:table-cell>
          <table:table-cell table:style-name="ce2" office:value-type="string" calcext:value-type="string">
            <text:p>to</text:p>
          </table:table-cell>
          <table:table-cell table:formula="of:=HEX2DEC([.M19])" office:value-type="float" office:value="8191" calcext:value-type="float">
            <text:p>8191</text:p>
          </table:table-cell>
          <table:table-cell/>
          <table:table-cell office:value-type="string" calcext:value-type="string">
            <text:p>I-Mem (dez):</text:p>
          </table:table-cell>
          <table:table-cell table:formula="of:=HEX2DEC([.P19])" office:value-type="float" office:value="0" calcext:value-type="float">
            <text:p>0</text:p>
          </table:table-cell>
          <table:table-cell table:style-name="ce2" office:value-type="string" calcext:value-type="string">
            <text:p>to</text:p>
          </table:table-cell>
          <table:table-cell table:formula="of:=HEX2DEC([.R19])"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CGU: #address bits</text:p>
          </table:table-cell>
          <table:table-cell/>
          <table:table-cell table:formula="of:=CEILING(LOG([.E20];2))" office:value-type="float" office:value="7" calcext:value-type="float">
            <text:p>7</text:p>
          </table:table-cell>
          <table:table-cell office:value-type="string" calcext:value-type="string">
            <text:p>bit</text:p>
          </table:table-cell>
          <table:table-cell table:number-columns-repeated="3"/>
          <table:table-cell office:value-type="string" calcext:value-type="string">
            <text:p>GPIO Start:</text:p>
          </table:table-cell>
          <table:table-cell table:formula="of:=POWER(2;32)" office:value-type="float" office:value="4294967296" calcext:value-type="float">
            <text:p>4294967296</text:p>
          </table:table-cell>
          <table:table-cell office:value-type="string" calcext:value-type="string">
            <text:p>GPIO (hex):</text:p>
          </table:table-cell>
          <table:table-cell table:formula="of:=DEC2HEX([.I21];10)" office:value-type="string" office:string-value="0100000000" calcext:value-type="string">
            <text:p>0100000000</text:p>
          </table:table-cell>
          <table:table-cell office:value-type="string" calcext:value-type="string">
            <text:p>to</text:p>
          </table:table-cell>
          <table:table-cell table:formula="of:=DEC2HEX([.K22]+[.$E$16]-1;10)" office:value-type="string" office:string-value="010000005F" calcext:value-type="string">
            <text:p>010000005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GPIO (dez):</text:p>
          </table:table-cell>
          <table:table-cell table:formula="of:=HEX2DEC([.K21])" office:value-type="float" office:value="4294967296" calcext:value-type="float">
            <text:p>4294967296</text:p>
          </table:table-cell>
          <table:table-cell office:value-type="string" calcext:value-type="string">
            <text:p>to</text:p>
          </table:table-cell>
          <table:table-cell table:formula="of:=HEX2DEC([.M21])" office:value-type="float" office:value="4294967391" calcext:value-type="float">
            <text:p>429496739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QSPI (hex):</text:p>
          </table:table-cell>
          <table:table-cell table:formula="of:=DEC2HEX([.M22]+1;10)" office:value-type="string" office:string-value="0100000060" calcext:value-type="string">
            <text:p>0100000060</text:p>
          </table:table-cell>
          <table:table-cell office:value-type="string" calcext:value-type="string">
            <text:p>to</text:p>
          </table:table-cell>
          <table:table-cell table:formula="of:=DEC2HEX([.K24]+[.$E$18]-1;10)" office:value-type="string" office:string-value="01000000BF" calcext:value-type="string">
            <text:p>01000000B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QSPI (dez):</text:p>
          </table:table-cell>
          <table:table-cell table:formula="of:=HEX2DEC([.K23])" office:value-type="float" office:value="4294967392" calcext:value-type="float">
            <text:p>4294967392</text:p>
          </table:table-cell>
          <table:table-cell office:value-type="string" calcext:value-type="string">
            <text:p>to</text:p>
          </table:table-cell>
          <table:table-cell table:formula="of:=HEX2DEC([.M23])" office:value-type="float" office:value="4294967487" calcext:value-type="float">
            <text:p>429496748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CGU (hex):</text:p>
          </table:table-cell>
          <table:table-cell table:formula="of:=DEC2HEX([.M24]+1;10)" office:value-type="string" office:string-value="01000000C0" calcext:value-type="string">
            <text:p>01000000C0</text:p>
          </table:table-cell>
          <table:table-cell office:value-type="string" calcext:value-type="string">
            <text:p>to</text:p>
          </table:table-cell>
          <table:table-cell table:formula="of:=DEC2HEX([.K26]+[.$E$20]-1;10)" office:value-type="string" office:string-value="010000011F" calcext:value-type="string">
            <text:p>010000011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CGU (dez):</text:p>
          </table:table-cell>
          <table:table-cell table:formula="of:=HEX2DEC([.K25])" office:value-type="float" office:value="4294967488" calcext:value-type="float">
            <text:p>4294967488</text:p>
          </table:table-cell>
          <table:table-cell office:value-type="string" calcext:value-type="string">
            <text:p>to</text:p>
          </table:table-cell>
          <table:table-cell table:formula="of:=HEX2DEC([.M25])" office:value-type="float" office:value="4294967583" calcext:value-type="float">
            <text:p>4294967583</text:p>
          </table:table-cell>
          <table:table-cell table:number-columns-repeated="5"/>
        </table:table-row>
      </table:table>
      <table:table table:name="clock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ce5"/>
        <table:table-column table:style-name="co20" table:default-cell-style-name="ce5"/>
        <table:table-column table:style-name="co10" table:number-columns-repeated="10" table:default-cell-style-name="ce5"/>
        <table:table-row table:style-name="ro1">
          <table:table-cell office:value-type="string" calcext:value-type="string">
            <text:p>f_sys =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Hz</text:p>
          </table:table-cell>
          <table:table-cell table:number-columns-repeated="4"/>
          <table:table-cell office:value-type="string" calcext:value-type="string">
            <text:p>Period = </text:p>
          </table:table-cell>
          <table:table-cell table:style-name="Default" table:formula="of:=1/([.B1]*POWER(10;6)) * 1000 *1000*1000" office:value-type="float" office:value="8" calcext:value-type="float">
            <text:p>8</text:p>
          </table:table-cell>
          <table:table-cell table:style-name="Default" office:value-type="string" calcext:value-type="string">
            <text:p>ns</text:p>
          </table:table-cell>
          <table:table-cell table:style-name="Default" table:number-columns-repeated="10"/>
        </table:table-row>
        <table:table-row table:style-name="ro1" table:number-rows-repeated="2">
          <table:table-cell table:number-columns-repeated="8"/>
          <table:table-cell table:style-name="Default" table:number-columns-repeated="12"/>
        </table:table-row>
        <table:table-row table:style-name="ro1">
          <table:table-cell office:value-type="string" calcext:value-type="string">
            <text:p>QSPI NOR Flas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dress 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Cycles =</text:p>
          </table:table-cell>
          <table:table-cell table:formula="of:=[.B5]/[.B4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 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Cycles =</text:p>
          </table:table-cell>
          <table:table-cell table:formula="of:=[.B6]/[.B4]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it =</text:p>
          </table:table-cell>
          <table:table-cell table:number-columns-repeated="3"/>
          <table:table-cell office:value-type="string" calcext:value-type="string">
            <text:p>Cycles =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 width =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Cycles =</text:p>
          </table:table-cell>
          <table:table-cell table:formula="of:=[.B8]/[.B4]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number-columns-repeated="3"/>
          <table:table-cell table:style-name="ce6" office:value-type="string" calcext:value-type="string">
            <text:p>Cycles =</text:p>
          </table:table-cell>
          <table:table-cell table:style-name="ce6" table:formula="of:=SUM([.F5:.F8])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_qspi =</text:p>
          </table:table-cell>
          <table:table-cell office:value-type="float" office:value="31.25" calcext:value-type="float">
            <text:p>31,25</text:p>
          </table:table-cell>
          <table:table-cell office:value-type="string" calcext:value-type="string">
            <text:p>MHz</text:p>
          </table:table-cell>
          <table:table-cell/>
          <table:table-cell office:value-type="string" calcext:value-type="string">
            <text:p>Div = </text:p>
          </table:table-cell>
          <table:table-cell table:formula="of:=[.$B$1]/[.B10]" office:value-type="float" office:value="4" calcext:value-type="float">
            <text:p>4</text:p>
          </table:table-cell>
          <table:table-cell/>
          <table:table-cell office:value-type="string" calcext:value-type="string">
            <text:p>Period = </text:p>
          </table:table-cell>
          <table:table-cell table:style-name="Default" table:formula="of:=1/([.B10]*POWER(10;6)) * 1000 *1000*1000" office:value-type="float" office:value="32" calcext:value-type="float">
            <text:p>32</text:p>
          </table:table-cell>
          <table:table-cell table:style-name="Default" office:value-type="string" calcext:value-type="string">
            <text:p>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_32bit_instr =</text:p>
          </table:table-cell>
          <table:table-cell table:formula="of:=[.B10]/[.F9]" office:value-type="float" office:value="1.5625" calcext:value-type="float">
            <text:p>1,5625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= f_core</text:p>
          </table:table-cell>
          <table:table-cell office:value-type="string" calcext:value-type="string">
            <text:p>Div = </text:p>
          </table:table-cell>
          <table:table-cell table:formula="of:=[.$B$1]/[.B11]" office:value-type="float" office:value="80" calcext:value-type="float">
            <text:p>80</text:p>
          </table:table-cell>
          <table:table-cell/>
          <table:table-cell office:value-type="string" calcext:value-type="string">
            <text:p>Period = </text:p>
          </table:table-cell>
          <table:table-cell table:style-name="Default" table:formula="of:=1/([.B11]*POWER(10;6)) * 1000 *1000*1000" office:value-type="float" office:value="640" calcext:value-type="float">
            <text:p>640</text:p>
          </table:table-cell>
          <table:table-cell table:style-name="Default" office:value-type="string" calcext:value-type="string">
            <text:p>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_bus1 =</text:p>
          </table:table-cell>
          <table:table-cell table:formula="of:=[.$B$1]/[.F12]" office:value-type="float" office:value="1.5625" calcext:value-type="float">
            <text:p>1,5625</text:p>
          </table:table-cell>
          <table:table-cell office:value-type="string" calcext:value-type="string">
            <text:p>MHz</text:p>
          </table:table-cell>
          <table:table-cell/>
          <table:table-cell office:value-type="string" calcext:value-type="string">
            <text:p>Div =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eriod = </text:p>
          </table:table-cell>
          <table:table-cell table:style-name="Default" table:formula="of:=1/([.B12]*POWER(10;6)) * 1000 *1000*1000" office:value-type="float" office:value="640" calcext:value-type="float">
            <text:p>640</text:p>
          </table:table-cell>
          <table:table-cell table:style-name="Default" office:value-type="string" calcext:value-type="string">
            <text:p>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_bus2 =</text:p>
          </table:table-cell>
          <table:table-cell table:formula="of:=[.$B$1]/[.F13]" office:value-type="float" office:value="1.25" calcext:value-type="float">
            <text:p>1,25</text:p>
          </table:table-cell>
          <table:table-cell office:value-type="string" calcext:value-type="string">
            <text:p>MHz</text:p>
          </table:table-cell>
          <table:table-cell/>
          <table:table-cell office:value-type="string" calcext:value-type="string">
            <text:p>Div =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eriod = </text:p>
          </table:table-cell>
          <table:table-cell table:style-name="Default" table:formula="of:=1/([.B13]*POWER(10;6)) * 1000 *1000*1000" office:value-type="float" office:value="800" calcext:value-type="float">
            <text:p>800</text:p>
          </table:table-cell>
          <table:table-cell table:style-name="Default" office:value-type="string" calcext:value-type="string">
            <text:p>ns</text:p>
          </table:table-cell>
          <table:table-cell table:number-columns-repeated="10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.00.0000</text:date>, <text:time style:data-style-name="N2" text:time-value="10:13:58.01864227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09:39:14.837945624</meta:creation-date>
    <meta:generator>LibreOffice/24.2.7.2$Linux_X86_64 LibreOffice_project/420$Build-2</meta:generator>
    <dc:date>2025-12-09T10:34:35.984036955</dc:date>
    <meta:editing-duration>PT16H31M14S</meta:editing-duration>
    <meta:editing-cycles>27</meta:editing-cycles>
    <meta:document-statistic meta:table-count="2" meta:cell-count="178" meta:object-count="0"/>
  </office:meta>
</office:document-meta>
</file>